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width="0.03cm" svg:stroke-color="#000000" draw:marker-start-width="0.25cm" draw:marker-end="Linienspitzen_20_1" draw:marker-end-width="0.3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02cm" svg:y1="2.001cm" svg:x2="5.182cm" svg:y2="2.001cm">
          <text:p/>
        </draw:line>
        <draw:line draw:style-name="gr1" draw:text-style-name="P1" draw:layer="layout" svg:x1="1.403cm" svg:y1="5.501cm" svg:x2="12.803cm" svg:y2="5.501cm">
          <text:p/>
        </draw:line>
        <draw:custom-shape draw:style-name="gr2" draw:text-style-name="P2" draw:layer="layout" svg:width="0.2cm" svg:height="0.2cm" svg:x="1.217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.21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1.318cm" svg:y="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1.319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" draw:text-style-name="P1" draw:layer="layout" svg:x1="5.3cm" svg:y1="2.4cm" svg:x2="5.55cm" svg:y2="1.65cm">
              <text:p/>
            </draw:line>
            <draw:line draw:style-name="gr1" draw:text-style-name="P1" draw:layer="layout" svg:x1="5.81cm" svg:y1="2.4cm" svg:x2="5.56cm" svg:y2="1.65cm">
              <text:p/>
            </draw:line>
            <draw:line draw:style-name="gr1" draw:text-style-name="P1" draw:layer="layout" svg:x1="5.31cm" svg:y1="2.4cm" svg:x2="5.18cm" svg:y2="2.01cm">
              <text:p/>
            </draw:line>
          </draw:g>
          <draw:g>
            <draw:line draw:style-name="gr1" draw:text-style-name="P1" draw:layer="layout" svg:x1="5.8cm" svg:y1="2.4cm" svg:x2="6.05cm" svg:y2="1.65cm">
              <text:p/>
            </draw:line>
            <draw:line draw:style-name="gr1" draw:text-style-name="P1" draw:layer="layout" svg:x1="6.31cm" svg:y1="2.4cm" svg:x2="6.06cm" svg:y2="1.65cm">
              <text:p/>
            </draw:line>
          </draw:g>
          <draw:g>
            <draw:line draw:style-name="gr1" draw:text-style-name="P1" draw:layer="layout" svg:x1="6.3cm" svg:y1="2.4cm" svg:x2="6.55cm" svg:y2="1.65cm">
              <text:p/>
            </draw:line>
            <draw:line draw:style-name="gr1" draw:text-style-name="P1" draw:layer="layout" svg:x1="6.81cm" svg:y1="2.4cm" svg:x2="6.56cm" svg:y2="1.65cm">
              <text:p/>
            </draw:line>
          </draw:g>
          <draw:g>
            <draw:line draw:style-name="gr1" draw:text-style-name="P1" draw:layer="layout" svg:x1="6.8cm" svg:y1="2.4cm" svg:x2="7.05cm" svg:y2="1.65cm">
              <text:p/>
            </draw:line>
            <draw:line draw:style-name="gr1" draw:text-style-name="P1" draw:layer="layout" svg:x1="7.31cm" svg:y1="2.4cm" svg:x2="7.06cm" svg:y2="1.65cm">
              <text:p/>
            </draw:line>
            <draw:line draw:style-name="gr1" draw:text-style-name="P1" draw:layer="layout" svg:x1="7.3cm" svg:y1="2.4cm" svg:x2="7.43cm" svg:y2="2.01cm">
              <text:p/>
            </draw:line>
          </draw:g>
        </draw:g>
        <draw:line draw:style-name="gr1" draw:text-style-name="P1" draw:layer="layout" svg:x1="7.42cm" svg:y1="2.001cm" svg:x2="12.82cm" svg:y2="2.001cm">
          <text:p/>
        </draw:line>
        <draw:line draw:style-name="gr1" draw:text-style-name="P1" draw:layer="layout" svg:x1="12.808cm" svg:y1="2cm" svg:x2="12.808cm" svg:y2="5.5cm">
          <text:p/>
        </draw:line>
        <draw:line draw:style-name="gr1" draw:text-style-name="P1" draw:layer="layout" svg:x1="8.903cm" svg:y1="2cm" svg:x2="8.903cm" svg:y2="3.5cm">
          <text:p/>
        </draw:line>
        <draw:custom-shape draw:style-name="gr3" draw:text-style-name="P2" draw:layer="layout" svg:width="1.5cm" svg:height="0.06cm" svg:x="8.1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06cm" svg:x="8.15cm" svg:y="3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03cm" svg:y1="3.8cm" svg:x2="8.903cm" svg:y2="5.5cm">
          <text:p/>
        </draw:line>
        <draw:custom-shape draw:style-name="gr4" draw:text-style-name="P3" draw:layer="layout" svg:width="2.13cm" svg:height="0.8cm" draw:transform="rotate (-1.5707963267949) translate (13.22cm 2.63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L$§svg§600§TRUE§</svg:desc>
          <draw:g>
            <draw:path draw:style-name="gr5" draw:text-style-name="P4" draw:layer="layout" svg:width="0.251cm" svg:height="0.285cm" svg:x="6.183cm" svg:y="1.162cm" svg:viewBox="0 0 252 286" svg:d="M140 32c3-14 5-19 44-19 12 0 16 0 16-8 0-5-5-5-6-5-15 0-49 1-63 1-13 0-43-1-56-1-2 0-7 0-7 8 0 5 4 5 11 5 1 0 9 0 17 1 7 0 10 2 10 6 0 3 0 4-1 9-19 75-37 150-56 225-5 15-5 19-38 19-7 0-11 0-11 8 0 5 4 5 11 5 64 0 129 0 193 0 11 0 11 0 13-7 12-30 23-61 34-91 1-4 1-3 1-5s-1-5-5-5c-3 0-4 2-7 9-14 38-32 86-105 86-13 0-26 0-39 0-6 0-6 0-10 0-4-1-5-1-5-5 0-1 0-1 3-10 18-75 37-150 56-226z">
              <text:p/>
            </draw:path>
          </draw:g>
        </draw:g>
        <draw:g>
          <svg:title>TexMaths</svg:title>
          <svg:desc>12§latex§$C/2$§svg§600§TRUE§</svg:desc>
          <draw:g>
            <draw:path draw:style-name="gr5" draw:text-style-name="P4" draw:layer="layout" svg:width="0.297cm" svg:height="0.304cm" svg:x="9.984cm" svg:y="3.539cm" svg:viewBox="0 0 298 305" svg:d="M298 4c0-2-1-4-5-4-1 0-1 0-6 5-10 11-20 21-29 32-4-6-23-37-70-37-93 0-188 92-188 190 0 70 49 115 114 115 36 0 68-17 91-36 38-34 45-73 45-74 0-5-3-5-4-5-3 0-5 1-5 5-5 12-15 42-43 66-29 24-55 31-77 31-38 0-83-22-83-87 0-24 9-92 51-142 26-29 66-50 103-50 43 0 67 32 67 82 0 16-1 16-1 20s4 5 7 5c4 0 4-2 7-9 9-36 17-72 26-107z">
              <text:p/>
            </draw:path>
            <draw:path draw:style-name="gr5" draw:text-style-name="P4" draw:layer="layout" svg:width="0.162cm" svg:height="0.419cm" svg:x="10.305cm" svg:y="3.52cm" svg:viewBox="0 0 163 420" svg:d="M162 17c1-6 1-7 1-9 0-4-4-8-8-8-3 0-5 1-8 4-48 133-96 266-145 399-2 6-2 8-2 9 0 4 4 8 8 8 5 0 8-4 10-11 48-131 96-261 144-392z">
              <text:p/>
            </draw:path>
            <draw:path draw:style-name="gr5" draw:text-style-name="P4" draw:layer="layout" svg:width="0.167cm" svg:height="0.278cm" svg:x="10.513cm" svg:y="3.556cm" svg:viewBox="0 0 168 279" svg:d="M32 247c15-15 30-29 45-44 66-57 91-80 91-122 0-47-39-81-90-81-47 0-78 38-78 75 0 24 20 24 22 24 7 0 22-4 22-22 0-11-8-22-22-22-4 0-5 0-6 0 9-27 32-42 57-42 38 0 56 34 56 68s-21 66-44 93c-27 29-53 59-80 89-5 5-5 6-5 16 52 0 104 0 156 0 4-24 8-49 12-73-4 0-8 0-11 0-2 13-5 31-10 37-2 4-30 4-39 4-25 0-51 0-76 0z">
              <text:p/>
            </draw:path>
          </draw:g>
        </draw:g>
        <draw:g>
          <svg:title>TexMaths</svg:title>
          <svg:desc>12§latex§$I_{0}$§svg§600§TRUE§</svg:desc>
          <draw:g>
            <draw:path draw:style-name="gr5" draw:text-style-name="P4" draw:layer="layout" svg:width="0.192cm" svg:height="0.285cm" svg:x="2.283cm" svg:y="1.462cm" svg:viewBox="0 0 193 286" svg:d="M142 32c4-15 5-19 38-19 10 0 13 0 13-8 0-5-4-5-6-5-13 0-42 1-56 1-12 0-43-1-55-1-3 0-8 0-8 8 0 5 4 5 12 5 17 0 29 0 29 9 0 1 0 2-2 5-18 76-37 151-56 226-3 16-4 21-38 21-9 0-13 0-13 8 0 4 5 4 6 4 12 0 43-2 55-2s43 2 56 2c4 0 8 0 8-7 0-5-3-5-13-5-7 0-9 0-18-1-8-2-9-3-9-8 0-3 0-7 1-9 19-75 37-149 56-224z">
              <text:p/>
            </draw:path>
            <draw:path draw:style-name="gr5" draw:text-style-name="P4" draw:layer="layout" svg:width="0.135cm" svg:height="0.2cm" svg:x="2.467cm" svg:y="1.616cm" svg:viewBox="0 0 136 201" svg:d="M136 102c0-33-3-57-17-77-9-13-27-25-51-25-68 0-68 81-68 102s0 99 68 99 68-79 68-99zM68 192c-13 0-31-8-37-32-4-17-4-40-4-62s0-44 4-60c7-24 25-30 37-30 16 0 31 10 37 27 4 16 5 37 5 63 0 22 0 43-4 61-6 27-26 33-38 33z">
              <text:p/>
            </draw:path>
          </draw:g>
        </draw:g>
        <draw:g>
          <svg:title>TexMaths</svg:title>
          <svg:desc>12§latex§$U_{0}$§svg§600§TRUE§</svg:desc>
          <draw:g>
            <draw:path draw:style-name="gr5" draw:text-style-name="P4" draw:layer="layout" svg:width="0.289cm" svg:height="0.294cm" svg:x="1.585cm" svg:y="3.564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5" draw:text-style-name="P4" draw:layer="layout" svg:width="0.135cm" svg:height="0.2cm" svg:x="1.858cm" svg:y="3.718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line draw:style-name="gr6" draw:text-style-name="P1" draw:layer="layout" svg:x1="1.32cm" svg:y1="2.322cm" svg:x2="1.32cm" svg:y2="5.171cm">
          <text:p/>
        </draw:line>
        <draw:g>
          <svg:title>TexMaths</svg:title>
          <svg:desc>12§latex§$U_{1}$§svg§600§TRUE§</svg:desc>
          <draw:g>
            <draw:path draw:style-name="gr5" draw:text-style-name="P4" draw:layer="layout" svg:width="0.29cm" svg:height="0.294cm" svg:x="11.586cm" svg:y="3.565cm" svg:viewBox="0 0 291 295" svg:d="M238 44c4-17 12-30 46-31 2 0 7 0 7-8-2-2 0-5-6-5-13 0-29 1-43 1-15 0-29-1-43-1-3 0-8 0-8 8 0 5 4 5 8 5 24 0 28 10 28 18 0 1-1 8-1 10-13 49-25 99-38 149-15 56-62 92-104 92-29 0-52-18-52-54 0-1 0-14 5-33 14-54 27-109 41-163 3-14 5-19 34-19 12 0 15 0 15-8 0-5-5-5-6-5-11 0-42 1-53 1-13 0-43-1-55-1-3 0-7 0-7 8 0 5 4 5 11 5 1 0 9 0 16 1 8 0 11 2 11 6 0 3-5 21-7 30-3 13-5 25-8 37-5 17-24 96-27 103-2 12-2 19-2 25 0 50 38 80 81 80 54 0 106-48 120-103 12-49 25-98 37-148z">
              <text:p/>
            </draw:path>
            <draw:path draw:style-name="gr5" draw:text-style-name="P4" draw:layer="layout" svg:width="0.107cm" svg:height="0.194cm" svg:x="11.875cm" svg:y="3.719cm" svg:viewBox="0 0 108 195" svg:d="M67 8c0-8-1-8-8-8-20 19-47 19-59 19 0 4 0 7 0 11 7 0 28 0 43-8 0 49 0 99 0 149 0 10 0 13-30 13-3 0-7 0-11 0 0 4 0 7 0 11 6 0 42-1 53-1 8 0 45 1 53 1 0-4 0-7 0-11-4 0-8 0-12 0-29 0-29-3-29-13 0-54 0-108 0-163z">
              <text:p/>
            </draw:path>
          </draw:g>
        </draw:g>
        <draw:line draw:style-name="gr1" draw:text-style-name="P1" draw:layer="layout" svg:x1="3.703cm" svg:y1="2cm" svg:x2="3.703cm" svg:y2="3.5cm">
          <text:p/>
        </draw:line>
        <draw:custom-shape draw:style-name="gr3" draw:text-style-name="P2" draw:layer="layout" svg:width="1.5cm" svg:height="0.06cm" svg:x="2.9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06cm" svg:x="2.95cm" svg:y="3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703cm" svg:y1="3.8cm" svg:x2="3.703cm" svg:y2="5.5cm">
          <text:p/>
        </draw:line>
        <draw:g>
          <svg:title>TexMaths</svg:title>
          <svg:desc>12§latex§$C/2$§svg§600§TRUE§</svg:desc>
          <draw:g>
            <draw:path draw:style-name="gr5" draw:text-style-name="P4" draw:layer="layout" svg:width="0.297cm" svg:height="0.304cm" svg:x="4.684cm" svg:y="3.539cm" svg:viewBox="0 0 298 305" svg:d="M298 4c0-2-1-4-5-4-1 0-1 0-6 5-10 11-20 21-29 32-4-6-23-37-70-37-93 0-188 92-188 190 0 70 49 115 114 115 36 0 68-17 91-36 38-34 45-73 45-74 0-5-3-5-4-5-3 0-5 1-5 5-5 12-15 42-43 66-29 24-55 31-77 31-38 0-83-22-83-87 0-24 9-92 51-142 26-29 66-50 103-50 43 0 67 32 67 82 0 16-1 16-1 20s4 5 7 5c4 0 4-2 7-9 9-36 17-72 26-107z">
              <text:p/>
            </draw:path>
            <draw:path draw:style-name="gr5" draw:text-style-name="P4" draw:layer="layout" svg:width="0.162cm" svg:height="0.419cm" svg:x="5.005cm" svg:y="3.52cm" svg:viewBox="0 0 163 420" svg:d="M162 17c1-6 1-7 1-9 0-4-4-8-8-8-3 0-5 1-8 4-48 133-96 266-145 399-2 6-2 8-2 9 0 4 4 8 8 8 5 0 8-4 10-11 48-131 96-261 144-392z">
              <text:p/>
            </draw:path>
            <draw:path draw:style-name="gr5" draw:text-style-name="P4" draw:layer="layout" svg:width="0.167cm" svg:height="0.278cm" svg:x="5.213cm" svg:y="3.556cm" svg:viewBox="0 0 168 279" svg:d="M32 247c15-15 30-29 45-44 66-57 91-80 91-122 0-47-39-81-90-81-47 0-78 38-78 75 0 24 20 24 22 24 7 0 22-4 22-22 0-11-8-22-22-22-4 0-5 0-6 0 9-27 32-42 57-42 38 0 56 34 56 68s-21 66-44 93c-27 29-53 59-80 89-5 5-5 6-5 16 52 0 104 0 156 0 4-24 8-49 12-73-4 0-8 0-11 0-2 13-5 31-10 37-2 4-30 4-39 4-25 0-51 0-76 0z">
              <text:p/>
            </draw:path>
          </draw:g>
        </draw:g>
        <draw:g>
          <svg:title>TexMaths</svg:title>
          <svg:desc>12§latex§$I_{1}$§svg§600§TRUE§</svg:desc>
          <draw:g>
            <draw:path draw:style-name="gr5" draw:text-style-name="P4" draw:layer="layout" svg:width="0.192cm" svg:height="0.285cm" svg:x="10.183cm" svg:y="1.464cm" svg:viewBox="0 0 193 286" svg:d="M142 32c4-14 5-19 38-19 10 0 13 0 13-8 0-5-4-5-5-5-12 0-43 1-55 1-14 0-43-1-57-1-2 0-8 0-8 8 0 5 4 5 12 5 18 0 29 0 29 9 0 1 0 2-2 5-18 76-37 151-56 226-3 16-4 20-38 20-9 0-13 0-13 8 0 5 5 5 6 5 12 0 43-1 55-1 13 0 44 1 56 1 4 0 8 0 8-7 0-6-3-6-12-6-8 0-10 0-19 0-8-2-9-3-9-8 0-3 0-7 1-9 19-75 37-149 56-224z">
              <text:p/>
            </draw:path>
            <draw:path draw:style-name="gr5" draw:text-style-name="P4" draw:layer="layout" svg:width="0.105cm" svg:height="0.194cm" svg:x="10.385cm" svg:y="1.618cm" svg:viewBox="0 0 106 195" svg:d="M66 8c0-8 0-8-9-8-19 19-45 19-57 19 0 4 0 7 0 11 7 0 26 0 42-8 0 49 0 99 0 149 0 10 0 13-29 13-4 0-8 0-12 0 0 4 0 7 0 11 6 0 42-1 53-1 9 0 45 1 52 1 0-4 0-7 0-11-3 0-7 0-10 0-30 0-30-3-30-13 0-54 0-108 0-163z">
              <text:p/>
            </draw:path>
          </draw:g>
        </draw:g>
        <draw:line draw:style-name="gr6" draw:text-style-name="P1" draw:layer="layout" svg:x1="11.42cm" svg:y1="2.315cm" svg:x2="11.42cm" svg:y2="5.164cm">
          <text:p/>
        </draw:line>
        <draw:g>
          <svg:title>TexMaths</svg:title>
          <svg:desc>12§latex§$$Z_{\mathrm{A}}=\frac{U_{1}}{I_{1}}$$§svg§600§TRUE§</svg:desc>
          <draw:g>
            <draw:path draw:style-name="gr5" draw:text-style-name="P4" draw:layer="layout" svg:width="0.28cm" svg:height="0.285cm" svg:x="13.488cm" svg:y="3.553cm" svg:viewBox="0 0 281 286" svg:d="M279 10c0-2 2-4 2-6 0-4-3-4-11-4-59 0-119 0-178 0-10 0-10 0-13 8-7 26-15 51-23 76-1 2-1 5-1 6 2 1 0 5 5 5 4 0 5-4 5-5 17-49 38-78 104-78 23 0 46 0 68 0-78 88-156 176-235 264 0 2-2 6-2 7 0 3 4 3 11 3 61 0 122 0 183 0 10 0 11 0 13-8 10-31 20-61 30-92 0-3 2-5 2-6 0-3-1-5-5-5s-5 1-7 10c-20 57-40 87-111 87-24 0-48 0-72 0 79-87 157-175 235-262z">
              <text:p/>
            </draw:path>
            <draw:path draw:style-name="gr5" draw:text-style-name="P4" draw:layer="layout" svg:width="0.221cm" svg:height="0.209cm" svg:x="13.765cm" svg:y="3.693cm" svg:viewBox="0 0 222 210" svg:d="M119 6c-2-4-3-6-9-6s-6 2-8 6c-23 58-46 115-68 173-3 7-8 20-34 20 0 4 0 7 0 11 10-1 20-1 30-1 12 0 34 1 36 1 0-4 0-7 0-11-13 0-22-6-22-14 0-3 0-3 2-5 4-13 9-25 14-37 28 0 56 0 84 0 5 14 11 28 17 43 0 1 1 3 1 5 0 8-16 8-24 8 0 4 0 7 0 11 15 0 33-1 44-1 13 0 36 1 40 1 0-4 0-7 0-11-2 0-4 0-6 0-21 0-23-2-25-11-24-61-48-121-72-182zM102 37c12 32 25 63 37 95-25 0-50 0-75 0 12-32 25-63 38-95z">
              <text:p/>
            </draw:path>
            <draw:path draw:style-name="gr5" draw:text-style-name="P4" draw:layer="layout" svg:width="0.278cm" svg:height="0.097cm" svg:x="14.162cm" svg:y="3.686cm" svg:viewBox="0 0 279 98" svg:d="M265 17c6 0 14 0 14-9 0-8-8-8-13-8-84 0-168 0-253 0-6 0-13 0-13 8 0 9 7 9 14 9 84 0 167 0 251 0zM266 98c5 0 13 0 13-8 0-9-8-9-14-9-84 0-167 0-251 0-7 0-14 0-14 9 0 8 7 8 13 8 85 0 169 0 253 0z">
              <text:p/>
            </draw:path>
            <draw:path draw:style-name="gr5" draw:text-style-name="P4" draw:layer="layout" svg:width="0.292cm" svg:height="0.296cm" svg:x="14.661cm" svg:y="3.268cm" svg:viewBox="0 0 293 297" svg:d="M240 44c3-18 12-30 45-31 2 0 8 0 8-8-2-2 0-5-6-5-15 0-29 1-44 1-14 0-30-1-43-1-2 0-8 0-8 8 0 5 5 5 8 5 24 0 29 10 29 18 0 1-1 9-1 10-13 50-26 100-39 150-14 56-62 93-104 93-29 0-51-19-51-55 0-1 0-14 4-32 14-55 28-110 41-165 4-15 4-19 35-19 11 0 14 0 14-8 0-5-5-5-6-5-12 0-42 1-54 1s-42-1-54-1c-3 0-8 0-8 8 0 5 4 5 12 5 1 0 8 0 16 1 8 0 12 2 12 6 0 3-5 21-8 30-3 13-6 25-9 37-4 17-24 96-25 105-4 12-4 18-4 24 0 51 38 81 83 81 52 0 105-48 118-103 13-50 26-100 39-150z">
              <text:p/>
            </draw:path>
            <draw:path draw:style-name="gr5" draw:text-style-name="P4" draw:layer="layout" svg:width="0.107cm" svg:height="0.196cm" svg:x="14.952cm" svg:y="3.423cm" svg:viewBox="0 0 108 197" svg:d="M67 8c0-7-1-8-9-8-18 19-46 19-58 19 0 4 0 7 0 11 7 0 26 0 43-8 0 50 0 99 0 149 0 10 0 15-30 15-3 0-7 0-11 0 0 3 0 7 0 11 5-2 42-2 53-2 9 0 46 0 53 2 0-4 0-8 0-11-4 0-8 0-12 0-29 0-29-5-29-15 0-54 0-108 0-163z">
              <text:p/>
            </draw:path>
            <draw:path draw:style-name="gr5" draw:text-style-name="P4" draw:layer="layout" svg:width="0.475cm" svg:height="0.016cm" svg:x="14.633cm" svg:y="3.727cm" svg:viewBox="0 0 476 17" svg:d="M0 0c159 0 317 0 476 0 0 6 0 11 0 17-159 0-317 0-476 0 0-6 0-11 0-17z">
              <text:p/>
            </draw:path>
            <draw:path draw:style-name="gr5" draw:text-style-name="P4" draw:layer="layout" svg:width="0.194cm" svg:height="0.287cm" svg:x="14.698cm" svg:y="3.841cm" svg:viewBox="0 0 195 288" svg:d="M144 34c3-16 5-21 38-21 10 0 13 0 13-7 0-6-4-6-6-6-12 0-43 2-56 2-12 0-43-2-55-2-4 0-8 0-8 8 0 5 3 5 10 5 18 0 30 0 30 9 0 2 0 2-1 7-19 75-37 151-56 226-5 16-6 19-39 19-9 0-14 0-14 9 0 5 6 5 7 5 12 0 42-2 55-2 12 0 44 2 57 2 3 0 8 0 8-8 0-6-4-6-13-6-7 0-10 0-18 0-8-1-11-2-11-7 0-3 1-7 3-9 18-75 37-150 56-224z">
              <text:p/>
            </draw:path>
            <draw:path draw:style-name="gr5" draw:text-style-name="P4" draw:layer="layout" svg:width="0.106cm" svg:height="0.194cm" svg:x="14.902cm" svg:y="3.997cm" svg:viewBox="0 0 107 195" svg:d="M66 8c0-8 0-8-8-8-20 18-46 19-58 19 0 3 0 7 0 10 6 0 26 0 42-9 0 51 0 101 0 151 0 10 0 14-29 14-4 0-8 0-12 0 0 3 0 7 0 10 6 0 42-1 53-1 10 0 47 1 53 1 0-3 0-7 0-10-4 0-7 0-11 0-30 0-30-4-30-14 0-54 0-108 0-163z">
              <text:p/>
            </draw:path>
          </draw:g>
        </draw:g>
        <draw:g>
          <svg:title>TexMaths</svg:title>
          <svg:desc>12§latex§$I_{\mathrm{L}}$§svg§600§TRUE§</svg:desc>
          <draw:g>
            <draw:path draw:style-name="gr5" draw:text-style-name="P4" draw:layer="layout" svg:width="0.193cm" svg:height="0.285cm" svg:x="4.284cm" svg:y="1.464cm" svg:viewBox="0 0 194 286" svg:d="M142 32c4-14 5-19 39-19 9 0 13 0 13-8 0-5-5-5-6-5-12 0-43 1-55 1-13 0-43-1-56-1-3 0-9 0-9 8 0 5 4 5 12 5 18 0 29 0 29 9 0 1 0 2-1 5-19 76-38 151-57 226-3 16-4 20-38 20-9 0-13 0-13 8 0 5 5 5 6 5 13 0 43-1 55-1 13 0 44 1 56 1 4 0 9 0 9-7 0-6-4-6-12-6-9 0-10 0-18 0-10-2-11-3-11-8 0-3 1-7 1-9 19-75 38-149 56-224z">
              <text:p/>
            </draw:path>
            <draw:path draw:style-name="gr5" draw:text-style-name="P4" draw:layer="layout" svg:width="0.174cm" svg:height="0.2cm" svg:x="4.47cm" svg:y="1.612cm" svg:viewBox="0 0 175 201" svg:d="M175 123c-4 0-8 0-11 0-3 29-7 67-62 67-10 0-20 0-30 0-13 0-15-2-15-12 0-51 0-102 0-153 0-11 0-14 29-14 3 0 6 0 10 0 0-4 0-7 0-11-6 1-43 1-52 1-11 0-29-1-44-1 0 4 0 7 0 11 2 0 5 0 7 0 23 0 23 3 23 13 0 51 0 102 0 153 0 10 0 13-23 13-2 0-5 0-7 0 0 4 0 7 0 11 55 0 110 0 165 0 3-26 6-52 10-78z">
              <text:p/>
            </draw:path>
          </draw:g>
        </draw:g>
        <draw:g>
          <svg:title>TexMaths</svg:title>
          <svg:desc>12§latex§$I_{\mathrm{L}}$§svg§600§TRUE§</svg:desc>
          <draw:g>
            <draw:path draw:style-name="gr5" draw:text-style-name="P4" draw:layer="layout" svg:width="0.193cm" svg:height="0.285cm" svg:x="7.985cm" svg:y="1.465cm" svg:viewBox="0 0 194 286" svg:d="M142 32c4-14 5-19 39-19 9 0 13 0 13-8 0-5-5-5-6-5-12 0-43 1-55 1-13 0-43-1-56-1-3 0-9 0-9 8 0 5 4 5 12 5 18 0 29 0 29 9 0 1 0 2-1 5-19 76-38 151-57 226-3 16-4 20-38 20-9 0-13 0-13 8 0 5 5 5 6 5 13 0 43-1 55-1 13 0 44 1 56 1 4 0 9 0 9-7 0-6-4-6-12-6-9 0-10 0-18 0-10-2-11-3-11-8 0-3 1-7 1-9 19-75 38-149 56-224z">
              <text:p/>
            </draw:path>
            <draw:path draw:style-name="gr5" draw:text-style-name="P4" draw:layer="layout" svg:width="0.174cm" svg:height="0.2cm" svg:x="8.171cm" svg:y="1.613cm" svg:viewBox="0 0 175 201" svg:d="M175 123c-4 0-8 0-11 0-3 29-7 67-62 67-10 0-20 0-30 0-13 0-15-2-15-12 0-51 0-102 0-153 0-11 0-14 29-14 3 0 6 0 10 0 0-4 0-7 0-11-6 1-43 1-52 1-11 0-29-1-44-1 0 4 0 7 0 11 2 0 5 0 7 0 23 0 23 3 23 13 0 51 0 102 0 153 0 10 0 13-23 13-2 0-5 0-7 0 0 4 0 7 0 11 55 0 110 0 165 0 3-26 6-52 10-78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04T15:32:07.709768299</dc:date>
    <meta:editing-duration>PT4H40M45S</meta:editing-duration>
    <meta:editing-cycles>47</meta:editing-cycles>
    <meta:generator>LibreOffice/7.3.7.2$Linux_X86_64 LibreOffice_project/30$Build-2</meta:generator>
    <meta:document-statistic meta:object-count="81"/>
  </office:meta>
</office:document-meta>
</file>